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k" fo:country="SK" officeooo:rsid="00170882" officeooo:paragraph-rsid="00170882"/>
    </style:style>
    <style:style style:name="P2" style:family="paragraph" style:parent-style-name="Standard">
      <style:text-properties fo:language="sk" fo:country="SK" fo:font-style="normal" officeooo:rsid="00171193" officeooo:paragraph-rsid="00170882" style:font-style-asian="normal" style:font-style-complex="normal"/>
    </style:style>
    <style:style style:name="P3" style:family="paragraph" style:parent-style-name="Text_20_body">
      <style:text-properties fo:language="sk" fo:country="SK" officeooo:rsid="001802a7" officeooo:paragraph-rsid="001802a7"/>
    </style:style>
    <style:style style:name="P4" style:family="paragraph" style:parent-style-name="Text_20_body">
      <style:text-properties fo:language="sk" fo:country="SK" officeooo:rsid="00184a70" officeooo:paragraph-rsid="00184a70"/>
    </style:style>
    <style:style style:name="P5" style:family="paragraph" style:parent-style-name="Text_20_body">
      <style:text-properties fo:language="sk" fo:country="SK" fo:font-style="italic" officeooo:rsid="002171f4" officeooo:paragraph-rsid="002171f4" style:font-style-asian="italic" style:font-style-complex="italic"/>
    </style:style>
    <style:style style:name="P6" style:family="paragraph" style:parent-style-name="Text_20_body">
      <style:text-properties fo:language="sk" fo:country="SK" officeooo:rsid="001f0103" officeooo:paragraph-rsid="001f0103"/>
    </style:style>
    <style:style style:name="P7" style:family="paragraph" style:parent-style-name="Text_20_body">
      <style:text-properties fo:language="sk" fo:country="SK" fo:font-style="normal" officeooo:rsid="001a3c82" officeooo:paragraph-rsid="001a3c82" style:font-style-asian="normal" style:font-style-complex="normal"/>
    </style:style>
    <style:style style:name="P8" style:family="paragraph" style:parent-style-name="Text_20_body">
      <style:text-properties fo:language="sk" fo:country="SK" fo:font-style="normal" officeooo:rsid="00239bad" officeooo:paragraph-rsid="00239bad" style:font-style-asian="normal" style:font-style-complex="normal"/>
    </style:style>
    <style:style style:name="P9" style:family="paragraph" style:parent-style-name="Text_20_body">
      <style:text-properties officeooo:rsid="00239bad" officeooo:paragraph-rsid="00239bad"/>
    </style:style>
    <style:style style:name="P10" style:family="paragraph" style:parent-style-name="Text_20_body">
      <style:text-properties officeooo:rsid="0025397a" officeooo:paragraph-rsid="0025397a"/>
    </style:style>
    <style:style style:name="P11" style:family="paragraph" style:parent-style-name="Text_20_body">
      <style:text-properties officeooo:rsid="0025d3fe" officeooo:paragraph-rsid="0025d3fe"/>
    </style:style>
    <style:style style:name="P12" style:family="paragraph" style:parent-style-name="Text_20_body">
      <style:text-properties officeooo:rsid="002bc244" officeooo:paragraph-rsid="002bc244"/>
    </style:style>
    <style:style style:name="P13" style:family="paragraph" style:parent-style-name="Text_20_body" style:list-style-name="L1">
      <style:text-properties officeooo:rsid="002bc244" officeooo:paragraph-rsid="002bc244"/>
    </style:style>
    <style:style style:name="P14" style:family="paragraph" style:parent-style-name="Text_20_body" style:list-style-name="L1">
      <style:text-properties officeooo:paragraph-rsid="002bc244"/>
    </style:style>
    <style:style style:name="P15" style:family="paragraph" style:parent-style-name="Heading_20_1">
      <style:text-properties fo:language="sk" fo:country="SK"/>
    </style:style>
    <style:style style:name="P16" style:family="paragraph" style:parent-style-name="Heading_20_1">
      <style:text-properties officeooo:rsid="002bc244" officeooo:paragraph-rsid="002bc244"/>
    </style:style>
    <style:style style:name="P17" style:family="paragraph" style:parent-style-name="Heading_20_2">
      <style:text-properties fo:language="sk" fo:country="SK" officeooo:rsid="00171193" officeooo:paragraph-rsid="00171193"/>
    </style:style>
    <style:style style:name="P18" style:family="paragraph" style:parent-style-name="Heading_20_2">
      <style:text-properties officeooo:rsid="00239bad" officeooo:paragraph-rsid="00239bad"/>
    </style:style>
    <style:style style:name="P19" style:family="paragraph" style:parent-style-name="Heading_20_2">
      <style:text-properties officeooo:rsid="0025397a" officeooo:paragraph-rsid="0025397a"/>
    </style:style>
    <style:style style:name="P20" style:family="paragraph" style:parent-style-name="Heading_20_2">
      <style:text-properties officeooo:rsid="0025d3fe" officeooo:paragraph-rsid="0025d3fe"/>
    </style:style>
    <style:style style:name="P21" style:family="paragraph" style:parent-style-name="Heading_20_2">
      <style:text-properties officeooo:rsid="002bc244" officeooo:paragraph-rsid="002bc244"/>
    </style:style>
    <style:style style:name="P22" style:family="paragraph" style:parent-style-name="Preformatted_20_Text">
      <style:text-properties fo:font-variant="normal" fo:text-transform="none" fo:color="#000000" fo:letter-spacing="normal" fo:language="sk" fo:country="SK" fo:font-style="normal" fo:font-weight="normal" officeooo:rsid="001a3c82" officeooo:paragraph-rsid="001a3c82" style:font-style-asian="normal" style:font-style-complex="normal"/>
    </style:style>
    <style:style style:name="T1" style:family="text">
      <style:text-properties officeooo:rsid="001711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1193" style:font-style-asian="italic" style:font-style-complex="italic"/>
    </style:style>
    <style:style style:name="T4" style:family="text">
      <style:text-properties fo:font-style="italic" officeooo:rsid="001a3c82" style:font-style-asian="italic" style:font-style-complex="italic"/>
    </style:style>
    <style:style style:name="T5" style:family="text">
      <style:text-properties fo:font-style="italic" officeooo:rsid="002bc24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1193" style:font-style-asian="normal" style:font-style-complex="normal"/>
    </style:style>
    <style:style style:name="T8" style:family="text">
      <style:text-properties fo:font-style="normal" officeooo:rsid="001a3c82" style:font-style-asian="normal" style:font-style-complex="normal"/>
    </style:style>
    <style:style style:name="T9" style:family="text">
      <style:text-properties fo:font-style="normal" officeooo:rsid="001fa00c" style:font-style-asian="normal" style:font-style-complex="normal"/>
    </style:style>
    <style:style style:name="T10" style:family="text">
      <style:text-properties fo:font-style="normal" officeooo:rsid="0021f379" style:font-style-asian="normal" style:font-style-complex="normal"/>
    </style:style>
    <style:style style:name="T11" style:family="text">
      <style:text-properties fo:font-style="normal" officeooo:rsid="00222326" style:font-style-asian="normal" style:font-style-complex="normal"/>
    </style:style>
    <style:style style:name="T12" style:family="text">
      <style:text-properties fo:font-style="normal" officeooo:rsid="00239bad" style:font-style-asian="normal" style:font-style-complex="normal"/>
    </style:style>
    <style:style style:name="T13" style:family="text">
      <style:text-properties fo:font-style="normal" officeooo:rsid="0028544a" style:font-style-asian="normal" style:font-style-complex="normal"/>
    </style:style>
    <style:style style:name="T14" style:family="text">
      <style:text-properties fo:font-style="normal" officeooo:rsid="002969f5" style:font-style-asian="normal" style:font-style-complex="normal"/>
    </style:style>
    <style:style style:name="T15" style:family="text">
      <style:text-properties fo:font-style="normal" officeooo:rsid="002adb9c" style:font-style-asian="normal" style:font-style-complex="normal"/>
    </style:style>
    <style:style style:name="T16" style:family="text">
      <style:text-properties fo:font-style="normal" officeooo:rsid="002bc244" style:font-style-asian="normal" style:font-style-complex="normal"/>
    </style:style>
    <style:style style:name="T17" style:family="text">
      <style:text-properties officeooo:rsid="001a3c82"/>
    </style:style>
    <style:style style:name="T18" style:family="text">
      <style:text-properties officeooo:rsid="001d32cb"/>
    </style:style>
    <style:style style:name="T19" style:family="text">
      <style:text-properties officeooo:rsid="0025397a"/>
    </style:style>
    <style:style style:name="T20" style:family="text">
      <style:text-properties style:font-name="Liberation Mono"/>
    </style:style>
    <style:style style:name="T21" style:family="text">
      <style:text-properties style:font-name="Liberation Mono" officeooo:rsid="001d32cb"/>
    </style:style>
    <style:style style:name="T22" style:family="text">
      <style:text-properties style:font-name="Liberation Mono" fo:font-style="normal" officeooo:rsid="002adb9c" style:font-style-asian="normal" style:font-style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666c4"/>
    </style:style>
    <style:style style:name="T25" style:family="text">
      <style:text-properties style:font-name="Liberation Serif" officeooo:rsid="0028544a"/>
    </style:style>
    <style:style style:name="T26" style:family="text">
      <style:text-properties style:font-name="Liberation Serif" officeooo:rsid="002bc244"/>
    </style:style>
    <style:style style:name="T27" style:family="text">
      <style:text-properties officeooo:rsid="002adb9c"/>
    </style:style>
    <style:style style:name="T28" style:family="text">
      <style:text-properties officeooo:rsid="002bc244"/>
    </style:style>
    <style:style style:name="T29" style:family="text">
      <style:text-properties officeooo:rsid="002bf8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O microcontroleroch</text:h>
      <text:p text:style-name="P1"/>
      <text:p text:style-name="P1">Microcontrolery <text:span text:style-name="T1">(skrátene uC) </text:span>sú výborným pomocníkom v elektronike kedže ich účel nie je vopred definovaný ale <text:span text:style-name="T1">funkciu si na rozdiel od väčšiny “chrobáčikov” určuje sám technik tým, že ich naprogramuje v C. Spoločnosti, ktoré tieto uC vyrábajú je niekoľko a medzi najznámešie patria Atmel a Miktorchip, ktoré majú uC</text:span><text:span text:style-name="T3"> avr </text:span><text:span text:style-name="T7">a </text:span><text:span text:style-name="T3">PIC</text:span><text:span text:style-name="T7">. Medzi nimi pre začiatočníkov nieje veľký rozdiel ale keďže sa nám podarilo zohnať programátor pre avr uC skôr ako pre PIC rozhodli sme sa pre riešenie od firmy ATMEL.</text:span></text:p>
      <text:p text:style-name="P2"/>
      <text:h text:style-name="P17" text:outline-level="2">Architektúra uC</text:h>
      <text:p text:style-name="P3">Atmel ponúka široké spektrum rôznych mikorčipov, ktoré sa líšia hlavne velkosťou flash pamäte, počtom nožičiek, typom architektúry (väčšina je 8bit) a napájacím napätím VCC. Každý mikroprocessor sa dá kúpiť vo viacerych formách DIP, TQFP a QFN. My sme väčinou pracovali s Atmega8a-PU, kde <text:span text:style-name="T2">a</text:span> značí refresh čipu, ktorý zmenšil spotrebu čipu optroti pôvodnej verzií.</text:p>
      <text:p text:style-name="P4">Každý uC sa skladá z flash pamäte, kde je skompilovaný C program v hex zápise, <text:span text:style-name="T17">EEPROM ktorá je podobne ako flash </text:span><text:span text:style-name="T4">non volatile</text:span><text:span text:style-name="T8"> ale má väčśí počet prepísaní a je pomalšia (využíva sa hlavne na ukladanie premenných ktore je potrebné zachovať v prípade straty napätia) a taktiež má aj SRAM, ktorá funguje ako klasická RAM v PC.</text:span></text:p>
      <text:p text:style-name="P5">Fuse<text:span text:style-name="T6"> sú špeciálne tri byty, ktoré určujú správanie procesora ako napríklad čo sa má diať v prípade nedostatočného napätia (brown-out), prípadne zablokovanie komunikácie s programátorom, čo slúži na <text:s/>zablokovanie čítania flash pamäte s zdrojovým kom na produkčných čipoch. Taktiež sa tu dá nastaviť ktorý oscilátor ma uC použiť. Dá sa vybrať z viacerých napríklad </text:span><text:span text:style-name="T10">externý oscilátor pripojený na pin označený XTAL1 a XTAL2. </text:span><text:span text:style-name="T11">Najednoduchšie je použit online/Android aplikáciu, ktorej </text:span><text:span text:style-name="T12">výstup, </text:span><text:span text:style-name="T11">po </text:span><text:span text:style-name="T13">zvolení vlastností uC</text:span><text:span text:style-name="T12">, </text:span><text:span text:style-name="T11">je príkaz pre avrdude.</text:span></text:p>
      <text:p text:style-name="P6"><text:span text:style-name="T8">F_</text:span><text:span text:style-name="T6">CPU </text:span><text:span text:style-name="T9">je dôležitý parameter každého uC- je to frekvencia n</text:span><text:span text:style-name="T13">a</text:span><text:span text:style-name="T9"> ktorej operuje. Pri samotnom programovaní je doležité si pamätať, že pri komunikácií medzi programátorom a uC nieje možné použiť frekvenciu väčšiu ako ¼ F_CPU. </text:span><text:span text:style-name="T14">Naštastie vačšina nových programátorov je schopná upraviť svoju frekvenciu podľa -B </text:span><text:span text:style-name="T15">možnosti pre avrdude (</text:span><text:span text:style-name="T22">-B 17kHz</text:span><text:span text:style-name="T15">)</text:span></text:p>
      <text:h text:style-name="P21" text:outline-level="2">Vývojové prostredie</text:h>
      <text:p text:style-name="P12">Pre Windows je spravené IDE priamo od Atmelu, ktoré má výborné debugovacie prvky, kde sa dajú sledovať hodnoty jednotlivých pinov a <text:span text:style-name="T29">registrov, programovanie fuse bitov cez checkbox-i a veľa iného. Nevýhodov však je nemožnosť programovať cez lacnejšie programátori ako je napríklad usbasp. <text:s/>Taktiež je to v podstate Visual Studio, čo nemusí každému vyhovovať.</text:span></text:p>
      <text:p text:style-name="P7">Pri kompilovaní je najednoduchšie použiť Makefile, ktorý sme získali z programu <text:span text:style-name="T18">WinAvr pre Windows. Treba len upraviť hodnoty F-CPU a MMCU a následne použiť príkaz </text:span><text:span text:style-name="T21">make</text:span><text:span text:style-name="T18">.</text:span></text:p>
      <text:p text:style-name="P8">Na používanie <text:span text:style-name="T29">v Linuxe </text:span>je potrebné mať stiahnuté tieto package:</text:p>
      <text:p text:style-name="P22"><text:soft-page-break/>gcc-avr binutils-avr gdb-avr avr-libc avrdude</text:p>
      <text:h text:style-name="P19" text:outline-level="2">Bitové operácie v C</text:h>
      <text:p text:style-name="P10">Bez bitových operáci sa človek nedostane o moc daľej ako Hello World program pre uC (čo je blikajúca LED) a aj tam je to s nimi nápomocné. <text:span text:style-name="T27">Tutoriálov je na internete dosť a dá sa to naučiť aj za pochodu.</text:span></text:p>
      <text:h text:style-name="P18" text:outline-level="2">ADC</text:h>
      <text:p text:style-name="P9">Analog Digital Converter ako názov napovedá je časť uC, ktorý je zodpovedný za prekladanie alanógového signálu na digitálny. <text:span text:style-name="T19">V prípade, že sa použiva treba ho napájať špeciálne na pin AVCC.</text:span> Štandardn<text:span text:style-name="T19">e je výsledok 10-bitové číslo od 0 – 1023, pričom 0 značí 0V a 1023 je VCC prípadne AREF (nastaviťelné cez registre). Pre naše potreby stačí aj 8bitové rozlíšenie a navyše sa to aj lahšie zobrazuje. Na to nám treba prečítať register ADCW, z ktorého získame 10bitové číslo a vydeliť ho 4, ale jednoduchšie riešenie je nastaviť v registri ADMUX bit ADLAR na </text:span><text:span text:style-name="T5">high</text:span><text:span text:style-name="T16"> (čiže jednotku).</text:span></text:p>
      <text:h text:style-name="P20" text:outline-level="2">Poznámky ku kódu</text:h>
      <text:p text:style-name="P11">Pri <text:span text:style-name="T20">tiny13a/ledblink.c</text:span><text:span text:style-name="T23"> si môžeme všimnúť že nastavenie DDRB sa dá spraviť dvoma spôsobmi (jeden je zakomentovaný) </text:span><text:span text:style-name="T24">z toho vyplíva, že DDB4 je vlastne len šikovne napísaná 4. Je na zprehľadnenie kódu a všetky konštanty sú definované v /usr/avr/include/avr, </text:span><text:span text:style-name="T25">kde je file špecifický pre každý microcontroler. </text:span><text:span text:style-name="T26">Je vhodné si pozrieť tento file aspoň raz aby človek získal predstavu o tom čo používa.</text:span></text:p>
      <text:h text:style-name="P21" text:outline-level="2">Poznámky k debugovaniu</text:h>
      <text:p text:style-name="P12">Jeden z mikročipov bol z druhej ruky a nešiel pričom chyba bola s tým</text:p>
      <text:p text:style-name="P12"/>
      <text:h text:style-name="P16" text:outline-level="1">Literatúra a zdroje:</text:h>
      <text:list xml:id="list6998560483687566386" text:style-name="L1">
        <text:list-item>
          <text:p text:style-name="P14"><text:span text:style-name="T28">Joe Pardue: </text:span>C Programming for Microcontrollers, <text:a xlink:type="simple" xlink:href="http://dsp-book.narod.ru/CPMicro.pdf" text:style-name="Internet_20_link" text:visited-style-name="Visited_20_Internet_20_Link"><text:span text:style-name="T28">http://dsp-book.narod.ru/CPMicro.pdf</text:span></text:a></text:p>
        </text:list-item>
        <text:list-item>
          <text:p text:style-name="P13">avrfreaks.com</text:p>
        </text:list-item>
        <text:list-item>
          <text:p text:style-name="P13">eevblog.com/foru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59:44.330352544</meta:creation-date>
    <dc:date>2017-01-07T23:43:43.329354785</dc:date>
    <meta:editing-duration>PT24M5S</meta:editing-duration>
    <meta:editing-cycles>6</meta:editing-cycles>
    <meta:generator>LibreOffice/5.1.6.2.0$Linux_X86_64 LibreOffice_project/10m0$Build-2</meta:generator>
    <meta:document-statistic meta:table-count="0" meta:image-count="0" meta:object-count="0" meta:page-count="2" meta:paragraph-count="24" meta:word-count="656" meta:character-count="4178" meta:non-whitespace-character-count="3546"/>
  </office:meta>
</office:document-meta>
</file>